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87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0.635cm" svg:y="1.905cm">
          <text:p text:style-name="P1"><text:span text:style-name="T1">Alar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3.81cm" svg:y="1.905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6.985cm" svg:y="1.905cm">
          <text:p text:style-name="P1"><text:span text:style-name="T1">Cla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35cm" svg:x="10.16cm" svg:y="1.90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0.635cm" svg:x="12.065cm" svg:y="3.175cm">
          <text:p text:style-name="P1"><text:span text:style-name="T1">Map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0.635cm" svg:x="12.065cm" svg:y="4.445cm">
          <text:p text:style-name="P1"><text:span text:style-name="T1">Ordered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45cm" svg:height="0.635cm" svg:x="12.065cm" svg:y="5.715cm">
          <text:p text:style-name="P1"><text:span text:style-name="T1">Set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05cm" svg:y1="1.27cm" svg:x2="1.905cm" svg:y2="1.905cm">
          <text:p/>
        </draw:line>
        <draw:line draw:style-name="gr2" draw:text-style-name="P3" draw:layer="layout" svg:x1="5.08cm" svg:y1="1.27cm" svg:x2="5.08cm" svg:y2="1.905cm">
          <text:p/>
        </draw:line>
        <draw:line draw:style-name="gr2" draw:text-style-name="P3" draw:layer="layout" svg:x1="8.255cm" svg:y1="1.27cm" svg:x2="8.255cm" svg:y2="1.905cm">
          <text:p/>
        </draw:line>
        <draw:line draw:style-name="gr2" draw:text-style-name="P3" draw:layer="layout" svg:x1="13.335cm" svg:y1="1.27cm" svg:x2="13.335cm" svg:y2="1.905cm">
          <text:p/>
        </draw:line>
        <draw:line draw:style-name="gr2" draw:text-style-name="P3" draw:layer="layout" svg:x1="10.795cm" svg:y1="2.54cm" svg:x2="10.795cm" svg:y2="5.715cm">
          <text:p/>
        </draw:line>
        <draw:line draw:style-name="gr2" draw:text-style-name="P3" draw:layer="layout" svg:x1="12.065cm" svg:y1="3.175cm" svg:x2="10.795cm" svg:y2="3.175cm">
          <text:p/>
        </draw:line>
        <draw:line draw:style-name="gr2" draw:text-style-name="P3" draw:layer="layout" svg:x1="12.065cm" svg:y1="4.445cm" svg:x2="10.795cm" svg:y2="4.445cm">
          <text:p/>
        </draw:line>
        <draw:line draw:style-name="gr2" draw:text-style-name="P3" draw:layer="layout" svg:x1="12.065cm" svg:y1="5.715cm" svg:x2="10.795cm" svg:y2="5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7-02T12:47:51</meta:creation-date>
    <dc:creator>William Ashley</dc:creator>
    <dc:date>2007-07-05T11:37:54</dc:date>
    <dc:language>en-US</dc:language>
    <meta:editing-cycles>3</meta:editing-cycles>
    <meta:editing-duration>PT4M17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